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7.856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vr60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8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9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1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vr603mk2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style-name="ce8"/>
          <table:table-cell table:number-columns-repeated="3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vr603.A1:vr603.AP5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8">00.00.0000</text:date>, <text:time style:data-style-name="N2" text:time-value="0000-00-00T11:30:06.7062399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05-18T11:41:09.537374608</dc:date>
    <meta:editing-duration>PT31S</meta:editing-duration>
    <meta:editing-cycles>6</meta:editing-cycles>
    <meta:generator>LibreOffice/4.1.4.2$Linux_X86_64 LibreOffice_project/410m0$Build-2</meta:generator>
    <meta:document-statistic meta:table-count="1" meta:cell-count="974" meta:object-count="0"/>
  </office:meta>
</office:document-meta>
</file>